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" svg:font-family="'Source Sans Pro'" style:font-family-generic="swiss"/>
    <style:font-face style:name="Source Sans Pro1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b7e4a" officeooo:paragraph-rsid="00088fb6"/>
    </style:style>
    <style:style style:name="P2" style:family="paragraph" style:parent-style-name="Text_20_body">
      <style:text-properties officeooo:paragraph-rsid="000a696e"/>
    </style:style>
    <style:style style:name="P3" style:family="paragraph" style:parent-style-name="Heading_20_1">
      <style:text-properties officeooo:rsid="000b7e4a" officeooo:paragraph-rsid="00088fb6"/>
    </style:style>
    <style:style style:name="P4" style:family="paragraph" style:parent-style-name="Heading_20_2">
      <style:text-properties officeooo:paragraph-rsid="00095025"/>
    </style:style>
    <style:style style:name="P5" style:family="paragraph" style:parent-style-name="Heading_20_2">
      <style:text-properties officeooo:paragraph-rsid="000a696e"/>
    </style:style>
    <style:style style:name="P6" style:family="paragraph" style:parent-style-name="Heading_20_2">
      <style:text-properties officeooo:paragraph-rsid="000bf156"/>
    </style:style>
    <style:style style:name="P7" style:family="paragraph" style:parent-style-name="First_20_line_20_indent">
      <style:text-properties officeooo:paragraph-rsid="000bf156"/>
    </style:style>
    <style:style style:name="T1" style:family="text">
      <style:text-properties officeooo:rsid="00088fb6"/>
    </style:style>
    <style:style style:name="T2" style:family="text">
      <style:text-properties officeooo:rsid="00095025"/>
    </style:style>
    <style:style style:name="T3" style:family="text">
      <style:text-properties officeooo:rsid="000a696e"/>
    </style:style>
    <style:style style:name="T4" style:family="text">
      <style:text-properties officeooo:rsid="000bf1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ponentura: E-Learning2 – <text:span text:style-name="T1">Úvodní rozpočet</text:span></text:h>
      <text:p text:style-name="P1">zpracována týmem projektu Kuchařka (kinclma1@fel.cvut.cz)</text:p>
      <text:h text:style-name="P4" text:outline-level="2"><text:span text:style-name="T2">Zdroje</text:span></text:h>
      <text:p text:style-name="P2"><text:span text:style-name="T3">Po sečtení vychází 221500 takže někdo má zapsáno o hodinu více.</text:span></text:p>
      <text:h text:style-name="P5" text:outline-level="2"><text:span text:style-name="T3">Odhad z WBS</text:span></text:h>
      <text:p text:style-name="First_20_line_20_indent"><text:span text:style-name="T3">Tabulka je neuvěřitelně nepřehledná tím že v ní je cena každé části v průměru započítána 1,5x, navíc některé se se stejným názvem (Automatické hodnocení testů). Po přelouskání významu řádků kupodivu vychází 111000.</text:span></text:p>
      <text:h text:style-name="P6" text:outline-level="2"><text:span text:style-name="T4">Odhad COCOMO</text:span></text:h>
      <text:p text:style-name="P7"><text:span text:style-name="T4">Při využití nástroje k výpočtu odhadu není mnoho prostoru k chybám, avšak na této akademické úrovni tvrdit, že je analytik a programátor velice schopný je nereáln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" svg:font-family="'Source Sans Pro'" style:font-family-generic="swiss"/>
    <style:font-face style:name="Source Sans Pro1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erif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ource Sans Pro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21:05:13</meta:creation-date>
    <dc:date>2012-10-24T21:44:07</dc:date>
    <meta:editing-duration>PT38M22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8" meta:word-count="85" meta:character-count="568" meta:non-whitespace-character-count="491"/>
  </office:meta>
</office:document-meta>
</file>